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9-05" calcext:value-type="date">
            <text:p>05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0-06" calcext:value-type="date">
            <text:p>06/10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1-06" calcext:value-type="date">
            <text:p>06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1-30" calcext:value-type="date">
            <text:p>30/11/2025</text:p>
          </table:table-cell>
          <table:table-cell table:style-name="ce61" office:value-type="string" calcext:value-type="string">
            <text:p>Mens. 1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2-05" calcext:value-type="date">
            <text:p>05/1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2-31" calcext:value-type="date">
            <text:p>31/12/2025</text:p>
          </table:table-cell>
          <table:table-cell table:style-name="ce61" office:value-type="string" calcext:value-type="string">
            <text:p>Mens. 1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6-01-07" calcext:value-type="date">
            <text:p>07/01/2026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6-01-31" calcext:value-type="date">
            <text:p>31/01/2026</text:p>
          </table:table-cell>
          <table:table-cell table:style-name="ce61" office:value-type="string" calcext:value-type="string">
            <text:p>Mens. 01/2026 (A.C.)</text:p>
          </table:table-cell>
          <table:table-cell table:style-name="ce65" office:value-type="float" office:value="330" calcext:value-type="float">
            <text:p>33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30" calcext:value-type="float">
            <text:p>330,00</text:p>
          </table:table-cell>
          <table:table-cell table:style-name="ce56" office:value-type="date" office:date-value="2026-02-06" calcext:value-type="date">
            <text:p>06/02/2026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6-02-28" calcext:value-type="date">
            <text:p>28/02/2026</text:p>
          </table:table-cell>
          <table:table-cell table:style-name="ce61" office:value-type="string" calcext:value-type="string">
            <text:p>Mens. 02/2026 (A.C.)</text:p>
          </table:table-cell>
          <table:table-cell table:style-name="ce65" office:value-type="float" office:value="330" calcext:value-type="float">
            <text:p>330,00</text:p>
          </table:table-cell>
          <table:table-cell table:style-name="ce68"/>
          <table:table-cell table:style-name="ce69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56"/>
          <table:table-cell table:style-name="ce74" table:formula="of:=[.C9]-[.F9]" office:value-type="float" office:value="330" calcext:value-type="float">
            <text:p>330,00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9])" office:value-type="float" office:value="330" calcext:value-type="float">
            <text:p>330,00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10.580552715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3-02">00/00/0000</text:date></text:span><text:span text:style-name="MT6"><text:s/>- </text:span><text:span text:style-name="MT6"><text:time style:data-style-name="N2" text:time-value="11:13:10.582021728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10.5856251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3:10.911959067</dc:date>
    <dc:language>pt-PT</dc:language>
    <meta:editing-cycles>661</meta:editing-cycles>
    <meta:editing-duration>P3DT14H40M51S</meta:editing-duration>
    <meta:print-date>2022-12-01T16:36:33.088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